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澎湖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澎湖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澎湖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47.7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馬公市</text:p>
          </table:table-cell>
          <table:table-cell table:style-name="ce2"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52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啟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、長安里、中央里、啟明里、重慶里、中興里、光復里、光榮里、光明里、朝陽里、陽明里、重光里、西衛里、虎井里、桶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文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文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案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文里、東文里、案山里、光華里、前寮里、石泉里、菜園里、東衛里、安宅里、烏崁里、興仁里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5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前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鐵線里、山水里、鎖港里、五德里、井垵里、嵵裡里、風櫃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鎖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水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井垵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嵵裡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風櫃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虎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桶盤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湖西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37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西村、湖東村、青螺村、白坑村、南寮村、北寮村、紅羅村、西溪村、太武村、隘門村、林投村、尖山村、龍門村、菓葉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43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螺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坑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紅羅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溪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沙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村、東石村、中西村、潭邊村、鼎灣村、許家村、沙港村、城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26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邊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許家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武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隘門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投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菓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白沙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講美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前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海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岐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赤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屯村、鎮海村、小赤村、赤崁村、通梁村、吉貝村、鳥嶼村、大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赤崁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通梁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鳥嶼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西嶼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4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橫礁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灣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門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池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崁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橫礁村、合界村、竹灣村、大池村、池東村、池西村、內垵村、外垵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4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池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赤馬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垵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外垵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望安鄉</text:p>
          </table:table-cell>
          <table:table-cell table:style-name="ce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垵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社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將軍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吉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坪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坪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花嶼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七美鄉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湖村、西湖村、中和村、平和村、南港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澎湖縣" style:display-name="PageStyle_澎湖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39</meta:creation-date>
    <meta:initial-creator>Apache POI</meta:initial-creator>
    <meta:generator>LibreOffice/6.0.7.3$Linux_X86_64 LibreOffice_project/00m0$Build-3</meta:generator>
    <meta:document-statistic meta:table-count="1" meta:cell-count="1979" meta:object-count="0"/>
  </office:meta>
</office:document-meta>
</file>